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9074f" officeooo:paragraph-rsid="0009074f"/>
    </style:style>
    <style:style style:name="P2" style:family="paragraph" style:parent-style-name="Table_20_Contents">
      <style:text-properties officeooo:paragraph-rsid="0009074f"/>
    </style:style>
    <style:style style:name="P3" style:family="paragraph" style:parent-style-name="Table_20_Contents">
      <style:text-properties fo:font-weight="bold" officeooo:rsid="0009074f" officeooo:paragraph-rsid="0009074f" style:font-weight-asian="bold" style:font-weight-complex="bold"/>
    </style:style>
    <style:style style:name="P4" style:family="paragraph" style:parent-style-name="Table_20_Contents">
      <style:text-properties fo:font-weight="bold" officeooo:rsid="0009a4c0" officeooo:paragraph-rsid="0009a4c0" style:font-weight-asian="bold" style:font-weight-complex="bold"/>
    </style:style>
    <style:style style:name="P5" style:family="paragraph" style:parent-style-name="Table_20_Contents">
      <style:text-properties fo:font-weight="bold" officeooo:rsid="000ace50" officeooo:paragraph-rsid="000ace50" style:font-weight-asian="bold" style:font-weight-complex="bold"/>
    </style:style>
    <style:style style:name="P6" style:family="paragraph" style:parent-style-name="Table_20_Contents">
      <style:text-properties fo:font-weight="bold" officeooo:rsid="000cb319" officeooo:paragraph-rsid="000cb319" style:font-weight-asian="bold" style:font-weight-complex="bold"/>
    </style:style>
    <style:style style:name="P7" style:family="paragraph" style:parent-style-name="Table_20_Contents">
      <style:text-properties officeooo:rsid="0009a4c0" officeooo:paragraph-rsid="0009a4c0"/>
    </style:style>
    <style:style style:name="P8" style:family="paragraph" style:parent-style-name="Table_20_Contents">
      <style:text-properties officeooo:rsid="000ace50" officeooo:paragraph-rsid="000ace50"/>
    </style:style>
    <style:style style:name="P9" style:family="paragraph" style:parent-style-name="Table_20_Contents">
      <style:text-properties officeooo:rsid="000cb319" officeooo:paragraph-rsid="000cb319"/>
    </style:style>
    <style:style style:name="P10" style:family="paragraph" style:parent-style-name="Table_20_Contents">
      <style:text-properties fo:font-weight="normal" officeooo:rsid="000cb319" officeooo:paragraph-rsid="000cb319" style:font-weight-asian="normal" style:font-weight-complex="normal"/>
    </style:style>
    <style:style style:name="P11" style:family="paragraph" style:parent-style-name="Table_20_Contents">
      <style:text-properties officeooo:rsid="000e28fb" officeooo:paragraph-rsid="000e28fb"/>
    </style:style>
    <style:style style:name="P12" style:family="paragraph" style:parent-style-name="Table_20_Contents" style:list-style-name="L1">
      <style:text-properties officeooo:rsid="0009074f" officeooo:paragraph-rsid="0009074f"/>
    </style:style>
    <style:style style:name="P13" style:family="paragraph" style:parent-style-name="Table_20_Contents" style:list-style-name="L2">
      <style:text-properties officeooo:paragraph-rsid="0009074f"/>
    </style:style>
    <style:style style:name="P14" style:family="paragraph" style:parent-style-name="Table_20_Contents" style:list-style-name="L3">
      <style:text-properties officeooo:rsid="0009a4c0" officeooo:paragraph-rsid="0009a4c0"/>
    </style:style>
    <style:style style:name="P15" style:family="paragraph" style:parent-style-name="Table_20_Contents" style:list-style-name="L3">
      <style:text-properties officeooo:rsid="000cb319" officeooo:paragraph-rsid="000cb319"/>
    </style:style>
    <style:style style:name="P16" style:family="paragraph" style:parent-style-name="Table_20_Contents">
      <style:text-properties officeooo:rsid="000cb319" officeooo:paragraph-rsid="000cb319"/>
    </style:style>
    <style:style style:name="P17" style:family="paragraph" style:parent-style-name="Table_20_Contents" style:list-style-name="L3">
      <style:text-properties officeooo:rsid="000ace50" officeooo:paragraph-rsid="000ace50"/>
    </style:style>
    <style:style style:name="P18" style:family="paragraph" style:parent-style-name="Table_20_Contents">
      <style:text-properties officeooo:rsid="00119751" officeooo:paragraph-rsid="00119751"/>
    </style:style>
    <style:style style:name="P19" style:family="paragraph" style:parent-style-name="Table_20_Contents">
      <style:text-properties fo:font-weight="normal" officeooo:rsid="00119751" officeooo:paragraph-rsid="00119751" style:font-weight-asian="normal" style:font-weight-complex="normal"/>
    </style:style>
    <style:style style:name="T1" style:family="text">
      <style:text-properties officeooo:rsid="0009074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ce50"/>
    </style:style>
    <style:style style:name="T4" style:family="text">
      <style:text-properties officeooo:rsid="000cb31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Cadastro manual de leituras</text:p>
            <text:p text:style-name="P1"/>
            <text:p text:style-name="P1"><text:span text:style-name="T2">Tag</text:span>: leitura</text:p>
            <text:p text:style-name="P1"/>
            <text:p text:style-name="P1"><text:span text:style-name="T2">Descrição</text:span>: Ainda que as leituras dos sensores loggers seja automática, com a geração dos arquivos .csv também automaticamente, há situações que o dispositivo não possui conectividade ou pode ser que algum dispositivo tenha ficado impossibilitado a enviar as leituras automaticamente. Para corrigir isso, deve ser possível lançar leituras via front-end.</text:p>
            <text:p text:style-name="P1"/>
            <text:p text:style-name="P1">As informações a serem preenchidas são?</text:p>
            <text:p text:style-name="P1"/>
            <text:list text:style-name="L1">
              <text:list-item>
                <text:p text:style-name="P12"><text:span text:style-name="T4">dispositivo</text:span> (seu ID)</text:p>
              </text:list-item>
              <text:list-item>
                <text:p text:style-name="P12">Leitura (valor da leitura, em mca)</text:p>
              </text:list-item>
              <text:list-item>
                <text:p text:style-name="P12">Momento da leitura: data da leitura</text:p>
              </text:list-item>
            </text:list>
            <text:p text:style-name="P18"/>
            <text:p text:style-name="P18">- Automaticamente, será gravado o responsável pela leitura, em caso de ser o logger fica em branco. Isso pode ser alterado durante um processo de enriquecimento de dados, se for o caso.</text:p>
            <text:p text:style-name="P18"/>
            <text:p text:style-name="P9">Todas as informações obrigatórias</text:p>
            <text:p text:style-name="P11">Ao cadastrar uma leitura, deve-se verificar se já não há outra no mesmo dia (há apenas uma leitura por dia), se sim, </text:p>
          </table:table-cell>
          <table:table-cell table:style-name="Tabela1.B1" office:value-type="string">
            <text:p text:style-name="P3">Alteração manual de leituras</text:p>
            <text:p text:style-name="P1"/>
            <text:p text:style-name="P1"><text:span text:style-name="T2">Tag</text:span>: leituras</text:p>
            <text:p text:style-name="P1"/>
            <text:p text:style-name="P1"><text:span text:style-name="T2">Descrição</text:span>: Algumas leituras podem estar fora do escopo de leitura, erro causado por lançamento manual ou por alguma anomalia na leitura do equipamento, então, é necessário editá-las.</text:p>
            <text:p text:style-name="P1"/>
            <text:p text:style-name="P1">A informação que pode ser atualizada é:</text:p>
            <text:p text:style-name="P1"/>
            <text:list text:style-name="L2">
              <text:list-item>
                <text:p text:style-name="P13"><text:span text:style-name="T1">Leitura (valor da leitura em mca) </text:span><text:span text:style-name="T3">do dia selecionado.</text:span></text:p>
              </text:list-item>
            </text:list>
            <text:p text:style-name="P2"/>
            <text:p text:style-name="P2"/>
            <text:p text:style-name="P2"/>
            <text:p text:style-name="P9">Informações obrigatórias: dispositivo e data.</text:p>
            <text:p text:style-name="P18">A credencial do colaborador que efetuou a alteração será gravada.</text:p>
          </table:table-cell>
        </table:table-row>
        <table:table-row>
          <table:table-cell table:style-name="Tabela1.A2" office:value-type="string">
            <text:p text:style-name="P4">Listagem de leituras</text:p>
            <text:p text:style-name="P7"/>
            <text:p text:style-name="P7"><text:span text:style-name="T2">Tag</text:span>: Leitura</text:p>
            <text:p text:style-name="P7"/>
            <text:p text:style-name="P7"><text:span text:style-name="T2">Descrição:</text:span> Disponibiliza leituras cadastradas.</text:p>
            <text:p text:style-name="P8">Com as informações de seu dispositivo.</text:p>
            <text:p text:style-name="P8"/>
            <text:p text:style-name="P7">Deve ser ordenada por equipamento, data</text:p>
            <text:p text:style-name="P7">Pode ser filtrado por equipamento e data. </text:p>
            <text:p text:style-name="P7">Para equipamento, pode ser escolhida a opção ‘TODOS’.</text:p>
            <text:p text:style-name="Table_20_Contents"/>
          </table:table-cell>
          <table:table-cell table:style-name="Tabela1.B2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7"><text:span text:style-name="T2">Cadastro</text:span> <text:span text:style-name="T2">de</text:span> <text:span text:style-name="T2">dispositivo</text:span></text:p>
            <text:p text:style-name="P7"/>
            <text:p text:style-name="P7"><text:span text:style-name="T2">Tag</text:span>: Dispositivo</text:p>
            <text:p text:style-name="P7"/>
            <text:p text:style-name="P7"><text:span text:style-name="T2">Descrição</text:span>: As leituras são carregadas automaticamente e possuem seus Ids de qual dispositivo gerou a leitura, porém, não há qualquer informação deste, então, serão cadastradas informações adicionais sobre esse dispositivos em uma tabela separada das <text:soft-page-break/>leituras. Os Ids devem ser os mesmos dos equipamentos em campo, para que as leituras possam ser relacionadas.</text:p>
            <text:p text:style-name="P7"/>
            <text:p text:style-name="P7">Campos:</text:p>
            <text:list text:style-name="L3">
              <text:list-item>
                <text:p text:style-name="P14">ID: <text:span text:style-name="T3">String (3) estrutura 1s2n</text:span></text:p>
              </text:list-item>
              <text:list-item>
                <text:p text:style-name="P15">Nome: String (100)</text:p>
              </text:list-item>
              <text:list-item>
                <text:p text:style-name="P17">Sistema: String (15), sistema de abastecimento</text:p>
              </text:list-item>
              <text:list-item>
                <text:p text:style-name="P17">Ativo </text:p>
              </text:list-item>
            </text:list>
            <text:p text:style-name="P9"/>
            <text:p text:style-name="P9">Todas as informações são obrigatórias</text:p>
          </table:table-cell>
          <table:table-cell table:style-name="Tabela1.B2" office:value-type="string">
            <text:p text:style-name="P5">Edição de dispositivo</text:p>
            <text:p text:style-name="P8"/>
            <text:p text:style-name="P8"><text:span text:style-name="T2">Tag</text:span>: Dispositivo</text:p>
            <text:p text:style-name="P8"/>
            <text:p text:style-name="P8"><text:span text:style-name="T2">Descrição</text:span>: Deve ser permitido corrigir <text:span text:style-name="T4">nome </text:span>e sistema do dispositivo.</text:p>
            <text:p text:style-name="P8"/>
            <text:p text:style-name="P18">A credencial do colaborador que efetuou a alteração será gravada.</text:p>
          </table:table-cell>
        </table:table-row>
        <table:table-row>
          <table:table-cell table:style-name="Tabela1.A2" office:value-type="string">
            <text:p text:style-name="P5">Exclusão de dispositivo</text:p>
            <text:p text:style-name="P8"><text:span text:style-name="T2">Tag</text:span>: Dispositivo</text:p>
            <text:p text:style-name="P8"/>
            <text:p text:style-name="P8"><text:span text:style-name="T2">Descrição</text:span>: Deve ser possível desativar um dispositivo previamente cadastrado, alterando seu status de ativo para false.</text:p>
            <text:p text:style-name="P8"/>
            <text:p text:style-name="P9"/>
            <text:p text:style-name="P8">Dado a ser alterado: ativo=false</text:p>
          </table:table-cell>
          <table:table-cell table:style-name="Tabela1.B2" office:value-type="string">
            <text:p text:style-name="P8"><text:span text:style-name="T2">Listagem</text:span> <text:span text:style-name="T2">de</text:span> <text:span text:style-name="T2">dispositivo</text:span></text:p>
            <text:p text:style-name="P8"><text:span text:style-name="T2">Tag</text:span>: dispositivos</text:p>
            <text:p text:style-name="P8"/>
            <text:p text:style-name="P8"><text:span text:style-name="T2">Descrição</text:span>: fornece lista de todos os dispositivos.</text:p>
            <text:p text:style-name="P9">Ordenada sistema de abastecimento, nome.</text:p>
            <text:p text:style-name="P9"/>
            <text:p text:style-name="P9">Podendo ser filtrada por ativo.</text:p>
          </table:table-cell>
        </table:table-row>
        <table:table-row>
          <table:table-cell table:style-name="Tabela1.A2" office:value-type="string">
            <text:p text:style-name="P6">Segurança</text:p>
            <text:p text:style-name="P19"><text:span text:style-name="T2">Tag</text:span>: infra</text:p>
            <text:p text:style-name="P10">Descrição: O sistema deve ter autenticação baseada em token e segregação por perfil.</text:p>
            <text:p text:style-name="P10"/>
            <text:p text:style-name="P10">ADM: Pode cadastrar/excluir/editar dispositivos e leituras</text:p>
            <text:p text:style-name="P10">USER: pode cadastrar leituras</text:p>
          </table:table-cell>
          <table:table-cell table:style-name="Tabela1.B2" office:value-type="string">
            <text:p text:style-name="P18"><text:span text:style-name="T2">Implementar</text:span> <text:span text:style-name="T2">Swagger</text:span></text:p>
            <text:p text:style-name="P18"><text:span text:style-name="T2">Tag</text:span>: infra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8T15:27:34.605284154</meta:creation-date>
    <dc:date>2025-03-17T14:45:05.653320137</dc:date>
    <meta:editing-duration>PT9H33M2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2" meta:paragraph-count="53" meta:word-count="425" meta:character-count="2819" meta:non-whitespace-character-count="2452"/>
  </office:meta>
</office:document-meta>
</file>